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</style:style>
    <style:style style:name="P3" style:family="paragraph" style:parent-style-name="Standard">
      <style:paragraph-properties fo:margin-top="0in" fo:margin-bottom="0in" loext:contextual-spacing="false" fo:line-height="200%"/>
      <style:text-properties style:font-name="Calibri" style:font-name-asian="Calibri1" style:font-name-complex="Calibri1"/>
    </style:style>
    <style:style style:name="P4" style:family="paragraph" style:parent-style-name="Standard" style:list-style-name="L1">
      <style:paragraph-properties fo:margin-top="0in" fo:margin-bottom="0in" loext:contextual-spacing="false" fo:line-height="200%"/>
      <style:text-properties style:font-name="Calibri" officeooo:rsid="00133e80" officeooo:paragraph-rsid="00133e80" style:font-name-asian="Calibri1" style:font-name-complex="Calibri1"/>
    </style:style>
    <style:style style:name="P5" style:family="paragraph" style:parent-style-name="Standard">
      <style:paragraph-properties fo:margin-top="0in" fo:margin-bottom="0in" loext:contextual-spacing="false" fo:line-height="200%"/>
      <style:text-properties style:font-name="Calibri" officeooo:rsid="00133e80" officeooo:paragraph-rsid="00133e80" style:font-name-asian="Calibri1" style:font-name-complex="Calibri1"/>
    </style:style>
    <style:style style:name="P6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33e80" officeooo:paragraph-rsid="00133e80" style:font-name-asian="Calibri1" style:font-name-complex="Calibri1"/>
    </style:style>
    <style:style style:name="P7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33e80" officeooo:paragraph-rsid="0014e050" style:font-name-asian="Calibri1" style:font-name-complex="Calibri1"/>
    </style:style>
    <style:style style:name="P8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33e80" officeooo:paragraph-rsid="001611a7" style:font-name-asian="Calibri1" style:font-name-complex="Calibri1"/>
    </style:style>
    <style:style style:name="P9" style:family="paragraph" style:parent-style-name="Standard">
      <style:paragraph-properties fo:margin-top="0in" fo:margin-bottom="0in" loext:contextual-spacing="false" fo:line-height="200%"/>
      <style:text-properties style:font-name="Calibri" officeooo:rsid="00133e80" officeooo:paragraph-rsid="001611a7" style:font-name-asian="Calibri1" style:font-name-complex="Calibri1"/>
    </style:style>
    <style:style style:name="P10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611a7" officeooo:paragraph-rsid="001611a7" style:font-name-asian="Calibri1" style:font-name-complex="Calibri1"/>
    </style:style>
    <style:style style:name="P11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6c1a2" officeooo:paragraph-rsid="0016c1a2" style:font-name-asian="Calibri1" style:font-name-complex="Calibri1"/>
    </style:style>
    <style:style style:name="P12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831d1" officeooo:paragraph-rsid="001831d1" style:font-name-asian="Calibri1" style:font-name-complex="Calibri1"/>
    </style:style>
    <style:style style:name="P13" style:family="paragraph" style:parent-style-name="Standard" style:list-style-name="L4">
      <style:paragraph-properties fo:margin-top="0in" fo:margin-bottom="0in" loext:contextual-spacing="false" fo:line-height="200%" fo:text-align="start" style:justify-single-word="false"/>
      <style:text-properties style:font-name="Calibri" officeooo:rsid="001905c5" officeooo:paragraph-rsid="001905c5" style:font-name-asian="Calibri1" style:font-name-complex="Calibri1"/>
    </style:style>
    <style:style style:name="P14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905c5" officeooo:paragraph-rsid="001905c5" style:font-name-asian="Calibri1" style:font-name-complex="Calibri1"/>
    </style:style>
    <style:style style:name="P15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a3ca9" officeooo:paragraph-rsid="001a3ca9" style:font-name-asian="Calibri1" style:font-name-complex="Calibri1"/>
    </style:style>
    <style:style style:name="P16" style:family="paragraph" style:parent-style-name="Standard" style:list-style-name="L5">
      <style:paragraph-properties fo:margin-top="0in" fo:margin-bottom="0in" loext:contextual-spacing="false" fo:line-height="200%" fo:text-align="start" style:justify-single-word="false"/>
      <style:text-properties style:font-name="Calibri" officeooo:rsid="001a3ca9" officeooo:paragraph-rsid="001a3ca9" style:font-name-asian="Calibri1" style:font-name-complex="Calibri1"/>
    </style:style>
    <style:style style:name="P17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a3ca9" officeooo:paragraph-rsid="001ba594" style:font-name-asian="Calibri1" style:font-name-complex="Calibri1"/>
    </style:style>
    <style:style style:name="P18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d0dcd" officeooo:paragraph-rsid="001d0dcd" style:font-name-asian="Calibri1" style:font-name-complex="Calibri1"/>
    </style:style>
    <style:style style:name="P19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f6946" officeooo:paragraph-rsid="001f6946" style:font-name-asian="Calibri1" style:font-name-complex="Calibri1"/>
    </style:style>
    <style:style style:name="P20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fd65d" officeooo:paragraph-rsid="001fd65d" style:font-name-asian="Calibri1" style:font-name-complex="Calibri1"/>
    </style:style>
    <style:style style:name="P21" style:family="paragraph" style:parent-style-name="Standard" style:list-style-name="L3">
      <style:paragraph-properties fo:margin-top="0in" fo:margin-bottom="0in" loext:contextual-spacing="false" fo:line-height="200%"/>
      <style:text-properties officeooo:paragraph-rsid="001305d2"/>
    </style:style>
    <style:style style:name="P22" style:family="paragraph" style:parent-style-name="Standard" style:list-style-name="L3">
      <style:paragraph-properties fo:margin-top="0in" fo:margin-bottom="0in" loext:contextual-spacing="false" fo:line-height="200%"/>
      <style:text-properties officeooo:paragraph-rsid="00133e80"/>
    </style:style>
    <style:style style:name="P23" style:family="paragraph" style:parent-style-name="Standard" style:master-page-name="Standard">
      <style:paragraph-properties fo:margin-top="0in" fo:margin-bottom="0in" loext:contextual-spacing="false" fo:line-height="200%" fo:text-align="center" style:justify-single-word="false" style:page-number="1"/>
      <style:text-properties style:font-name="Calibri" style:font-name-asian="Calibri1" style:font-name-complex="Calibri1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127540" officeooo:paragraph-rsid="00127540" style:font-name-asian="Calibri1" style:font-name-complex="Calibri1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1305d2" officeooo:paragraph-rsid="001305d2" style:font-name-asian="Calibri1" style:font-name-complex="Calibri1"/>
    </style:style>
    <style:style style:name="T1" style:family="text">
      <style:text-properties style:font-name="Calibri" officeooo:rsid="00133e80" style:font-name-asian="Calibri1" style:font-name-complex="Calibri1"/>
    </style:style>
    <style:style style:name="T2" style:family="text">
      <style:text-properties style:font-name="Calibri" officeooo:rsid="001305d2" style:font-name-asian="Calibri1" style:font-name-complex="Calibri1"/>
    </style:style>
    <style:style style:name="T3" style:family="text">
      <style:text-properties style:font-name="Calibri" officeooo:rsid="001905c5" style:font-name-asian="Calibri1" style:font-name-complex="Calibri1"/>
    </style:style>
    <style:style style:name="T4" style:family="text">
      <style:text-properties fo:color="#1155cc" style:font-name="Calibri" style:text-underline-style="solid" style:text-underline-width="auto" style:text-underline-color="font-color" style:font-name-asian="Calibri1" style:font-name-complex="Calibri1"/>
    </style:style>
    <style:style style:name="T5" style:family="text">
      <style:text-properties officeooo:rsid="00127540"/>
    </style:style>
    <style:style style:name="T6" style:family="text">
      <style:text-properties officeooo:rsid="001305d2"/>
    </style:style>
    <style:style style:name="T7" style:family="text">
      <style:text-properties officeooo:rsid="00133e80"/>
    </style:style>
    <style:style style:name="T8" style:family="text">
      <style:text-properties officeooo:rsid="0014e050"/>
    </style:style>
    <style:style style:name="T9" style:family="text">
      <style:text-properties officeooo:rsid="001611a7"/>
    </style:style>
    <style:style style:name="T10" style:family="text">
      <style:text-properties officeooo:rsid="0016c1a2"/>
    </style:style>
    <style:style style:name="T11" style:family="text">
      <style:text-properties officeooo:rsid="001ba5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gress Report <text:span text:style-name="T5">4</text:span></text:p>
      <text:p text:style-name="P3">Github:</text:p>
      <text:p text:style-name="P2"><text:a xlink:type="simple" xlink:href="https://github.com/liyili2/haskell-semantics/tree/brrmorre" text:style-name="Internet_20_link" text:visited-style-name="Visited_20_Internet_20_Link"><text:span text:style-name="T4">https://github.com/liyili2/haskell-semantics/tree/brrmorre</text:span></text:a></text:p>
      <text:p text:style-name="P24"><text:tab/>The next step is to implement multiple modules into the Haskell semantics. <text:span text:style-name="T6">Similar to including files or objects in other programming languages, Haskell modules can include other modules and use functions, types, and typeclasses declared in the module.</text:span></text:p>
      <text:p text:style-name="P25">There are a <text:span text:style-name="T7">several</text:span> considerations and additional checks that need to be made.</text:p>
      <text:list xml:id="list4191005728" text:style-name="L3">
        <text:list-item>
          <text:p text:style-name="P21"><text:span text:style-name="T2">Modules need to include other modules</text:span></text:p>
        </text:list-item>
        <text:list-item>
          <text:p text:style-name="P22"><text:span text:style-name="T1">There cannot be inclusion cycles</text:span></text:p>
        </text:list-item>
        <text:list-item>
          <text:p text:style-name="P22"><text:span text:style-name="T1">Modules need to be able to access user defined types from </text:span><text:span text:style-name="T3">the</text:span><text:span text:style-name="T1"> other modules </text:span><text:span text:style-name="T3">that are included</text:span></text:p>
        </text:list-item>
        <text:list-item>
          <text:p text:style-name="P22"><text:span text:style-name="T1">When referencing types from other modules, there is a scope where</text:span></text:p>
        </text:list-item>
      </text:list>
      <text:list xml:id="list3038267790" text:style-name="L1">
        <text:list-header>
          <text:p text:style-name="P4">if the user makes another type of the same name in the current module</text:p>
          <text:p text:style-name="P4">then when the user references the type, it refers to the type from the current module.</text:p>
        </text:list-header>
      </text:list>
      <text:p text:style-name="P5">For instance:</text:p>
      <text:p text:style-name="P5">File 1:</text:p>
      <text:p text:style-name="P5">module File1 where</text:p>
      <text:p text:style-name="P5">{data A = B</text:p>
      <text:p text:style-name="P6">}</text:p>
      <text:p text:style-name="P6">File 2:</text:p>
      <text:p text:style-name="P6">module File2 where</text:p>
      <text:p text:style-name="P6">{data A = B</text:p>
      <text:p text:style-name="P7">;<text:span text:style-name="T8">data C = B A</text:span></text:p>
      <text:p text:style-name="P6">}</text:p>
      <text:p text:style-name="P6"><text:tab/><text:span text:style-name="T9">This will compile. The A used in data C is File2.A</text:span></text:p>
      <text:p text:style-name="P11"><text:soft-page-break/>However, If there are multiple types with the same name declared outside of the current module. If you try to refer to the type without the parent module, there will be a compiler error because there is ambiguity.</text:p>
      <text:p text:style-name="P12">For instance:</text:p>
      <text:p text:style-name="P9">File 1:</text:p>
      <text:p text:style-name="P9">module File1 where</text:p>
      <text:p text:style-name="P9">{data A = B</text:p>
      <text:p text:style-name="P8">}</text:p>
      <text:p text:style-name="P8">File 2:</text:p>
      <text:p text:style-name="P8">module File2 where</text:p>
      <text:p text:style-name="P8">{data A = B</text:p>
      <text:p text:style-name="P8">}</text:p>
      <text:p text:style-name="P10">File 3:</text:p>
      <text:p text:style-name="P10">module File3 where</text:p>
      <text:p text:style-name="P10">{import File1</text:p>
      <text:p text:style-name="P10">;import File2</text:p>
      <text:p text:style-name="P10">;data C = B A</text:p>
      <text:p text:style-name="P10">}</text:p>
      <text:p text:style-name="P10"><text:tab/>This will not compile because <text:span text:style-name="T10">in File 3, type</text:span> A is ambiguous and can mean <text:span text:style-name="T8">File</text:span>1<text:span text:style-name="T8">.A </text:span>or <text:span text:style-name="T8">File2.A</text:span></text:p>
      <text:list xml:id="list2292889063" text:style-name="L4">
        <text:list-item>
          <text:p text:style-name="P13">Type synonyms need to include polymorphism</text:p>
        </text:list-item>
      </text:list>
      <text:p text:style-name="P14">For instance:</text:p>
      <text:p text:style-name="P14"><text:tab/>The user can write</text:p>
      <text:p text:style-name="P14"><text:tab/>type A a = B a</text:p>
      <text:p text:style-name="P14"/>
      <text:p text:style-name="P15"><text:soft-page-break/>Since we need to check for module inclusion cycles and also build the set of user defined types for each module and included modules, I decided to use a tree.</text:p>
      <text:p text:style-name="P15">The plan for the algorithm is as follows</text:p>
      <text:list xml:id="list1653915433" text:style-name="L5">
        <text:list-item>
          <text:p text:style-name="P16">Construct tree for module inclusion</text:p>
        </text:list-item>
        <text:list-item>
          <text:p text:style-name="P16">Check tree for cycles</text:p>
        </text:list-item>
        <text:list-item>
          <text:p text:style-name="P16">Go to each leaf and recursively go up the tree and build alpha* and beta* for the types of the module and the children and desugar the scope so that each type specifies the scope.</text:p>
        </text:list-item>
      </text:list>
      <text:p text:style-name="P15"/>
      <text:p text:style-name="P17">Where alpha is the map of type synonyms declared in the current module and alpha* is the map of type synonyms declared in the current module and all the included modules. Beta is the set of user defined types from using <text:span text:style-name="T11">data and newtype declared in the current module. Beta* is the </text:span>set of user defined types from using <text:span text:style-name="T11">data and newtype declared in the current module and all the included modules. </text:span></text:p>
      <text:p text:style-name="P18">Desugar the scope means that when the user references a type, desugar the reference to also include the parent module at all times.</text:p>
      <text:p text:style-name="P19">The syntax also needed to be changed to allow for multiple modules. The new syntax added is</text:p>
      <text:p text:style-name="P19"/>
      <text:p text:style-name="P19"><text:s text:c="4"/>syntax ModuleList ::= Module [klabel('modListSingle)] | Module "&lt;NEXTMODULE&gt;" ModuleList [klabel('modList)]</text:p>
      <text:p text:style-name="P19"/>
      <text:p text:style-name="P19">This is because K cannot read mutiple files. So instead all the included modules for a program are dumped into one file and are seperated by the keyword &lt;NEXTMODULE&gt;</text:p>
      <text:p text:style-name="P20">This creates a list of modules called ModuleL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Bradley Morrel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8-09-15T22:36:43.019628675</dc:date>
    <meta:editing-duration>PT32M11S</meta:editing-duration>
    <meta:editing-cycles>13</meta:editing-cycles>
    <meta:document-statistic meta:table-count="0" meta:image-count="0" meta:object-count="0" meta:page-count="3" meta:paragraph-count="55" meta:word-count="525" meta:character-count="2896" meta:non-whitespace-character-count="2424"/>
  </office:meta>
</office:document-meta>
</file>